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style:font-name="Times New Roman" officeooo:rsid="03135e54" officeooo:paragraph-rsid="03286a0b"/>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fo:font-weight="bold" officeooo:rsid="032778eb" officeooo:paragraph-rsid="032778eb" style:font-weight-asian="bold" style:font-weight-complex="bold"/>
    </style:style>
    <style:style style:name="P37" style:family="paragraph" style:parent-style-name="Text_20_body">
      <style:text-properties officeooo:rsid="02dc17bd" officeooo:paragraph-rsid="02dc17b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3159d24" officeooo:paragraph-rsid="03159d24"/>
    </style:style>
    <style:style style:name="P44" style:family="paragraph" style:parent-style-name="Text_20_body">
      <style:text-properties officeooo:paragraph-rsid="031e5fb3"/>
    </style:style>
    <style:style style:name="P45" style:family="paragraph" style:parent-style-name="Text_20_body">
      <style:text-properties officeooo:rsid="031ff9cb" officeooo:paragraph-rsid="031ff9cb"/>
    </style:style>
    <style:style style:name="P46" style:family="paragraph" style:parent-style-name="Text_20_body">
      <style:text-properties officeooo:rsid="0326c946" officeooo:paragraph-rsid="0326c946"/>
    </style:style>
    <style:style style:name="P47" style:family="paragraph" style:parent-style-name="Text_20_body">
      <style:text-properties officeooo:rsid="032778eb" officeooo:paragraph-rsid="032778eb"/>
    </style:style>
    <style:style style:name="P48" style:family="paragraph" style:parent-style-name="Text_20_body">
      <style:text-properties officeooo:rsid="0330767a" officeooo:paragraph-rsid="0330767a"/>
    </style:style>
    <style:style style:name="P49" style:family="paragraph" style:parent-style-name="Text_20_body">
      <style:text-properties officeooo:rsid="0332276e" officeooo:paragraph-rsid="0332276e"/>
    </style:style>
    <style:style style:name="P50" style:family="paragraph" style:parent-style-name="Text_20_body">
      <style:text-properties officeooo:rsid="0339403e" officeooo:paragraph-rsid="0339403e"/>
    </style:style>
    <style:style style:name="P51" style:family="paragraph" style:parent-style-name="Text_20_body">
      <style:text-properties officeooo:rsid="034075dd" officeooo:paragraph-rsid="034075dd"/>
    </style:style>
    <style:style style:name="P52" style:family="paragraph" style:parent-style-name="Text_20_body">
      <style:text-properties officeooo:rsid="034217f0" officeooo:paragraph-rsid="034217f0"/>
    </style:style>
    <style:style style:name="P53" style:family="paragraph" style:parent-style-name="Text_20_body">
      <style:text-properties officeooo:rsid="03452720" officeooo:paragraph-rsid="03452720"/>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Illustration_20_Index_20_1">
      <style:paragraph-properties>
        <style:tab-stops>
          <style:tab-stop style:position="17.013cm" style:type="right" style:leader-style="dotted" style:leader-text="."/>
        </style:tab-stops>
      </style:paragraph-properties>
    </style:style>
    <style:style style:name="P59" style:family="paragraph" style:parent-style-name="Standard">
      <style:text-properties officeooo:rsid="01fac03e" officeooo:paragraph-rsid="003596f7"/>
    </style:style>
    <style:style style:name="P60" style:family="paragraph" style:parent-style-name="Standard" style:master-page-name="First_20_Page">
      <style:paragraph-properties style:page-number="auto"/>
    </style:style>
    <style:style style:name="P61" style:family="paragraph" style:parent-style-name="Heading">
      <style:paragraph-properties fo:text-align="center" style:justify-single-word="false"/>
      <style:text-properties fo:font-weight="bold" officeooo:rsid="01fa7f0f" style:font-weight-asian="bold" style:font-weight-complex="bold"/>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2">
      <style:paragraph-properties fo:text-align="start" style:justify-single-word="false"/>
      <style:text-properties officeooo:rsid="02cda2b6" officeooo:paragraph-rsid="02cda2b6"/>
    </style:style>
    <style:style style:name="P68" style:family="paragraph" style:parent-style-name="Heading_20_2">
      <style:paragraph-properties fo:text-align="start" style:justify-single-word="false"/>
      <style:text-properties style:font-name="Times New Roman" officeooo:rsid="02cda2b6" officeooo:paragraph-rsid="02cda2b6"/>
    </style:style>
    <style:style style:name="P69" style:family="paragraph" style:parent-style-name="Heading_20_2">
      <style:text-properties style:font-name="Times New Roman" officeooo:rsid="02c07c14" officeooo:paragraph-rsid="02c07c14"/>
    </style:style>
    <style:style style:name="P70" style:family="paragraph" style:parent-style-name="Heading_20_2" style:list-style-name="">
      <style:text-properties style:font-name="Times New Roman" officeooo:rsid="02c07c14"/>
    </style:style>
    <style:style style:name="P71" style:family="paragraph" style:parent-style-name="Heading_20_2">
      <style:text-properties officeooo:rsid="0036a586" officeooo:paragraph-rsid="0176446b"/>
    </style:style>
    <style:style style:name="P72" style:family="paragraph" style:parent-style-name="Heading_20_2" style:list-style-name=""/>
    <style:style style:name="P73" style:family="paragraph" style:parent-style-name="Heading_20_2">
      <style:text-properties officeooo:paragraph-rsid="0326c946"/>
    </style:style>
    <style:style style:name="P74" style:family="paragraph" style:parent-style-name="Heading_20_2">
      <style:paragraph-properties fo:break-before="page"/>
    </style:style>
    <style:style style:name="P75" style:family="paragraph" style:parent-style-name="Text_20_body" style:list-style-name="L1">
      <style:text-properties style:font-name="Times New Roman" officeooo:rsid="02c07c14" officeooo:paragraph-rsid="02c07c14"/>
    </style:style>
    <style:style style:name="P76" style:family="paragraph" style:parent-style-name="Text_20_body" style:list-style-name="L1">
      <style:text-properties style:font-name="Times New Roman" officeooo:rsid="02c07c14" officeooo:paragraph-rsid="02d79272"/>
    </style:style>
    <style:style style:name="P77" style:family="paragraph" style:parent-style-name="Text_20_body" style:list-style-name="L1">
      <style:text-properties style:font-name="Times New Roman" officeooo:rsid="02c694e2" officeooo:paragraph-rsid="02c694e2"/>
    </style:style>
    <style:style style:name="P78" style:family="paragraph" style:parent-style-name="Text_20_body" style:list-style-name="L2">
      <style:text-properties style:font-name="Times New Roman" officeooo:rsid="02c25302" officeooo:paragraph-rsid="02c25302"/>
    </style:style>
    <style:style style:name="P79" style:family="paragraph" style:parent-style-name="Text_20_body" style:list-style-name="L5">
      <style:text-properties style:font-name="Times New Roman" officeooo:rsid="03135e54" officeooo:paragraph-rsid="03135e54"/>
    </style:style>
    <style:style style:name="P80" style:family="paragraph" style:parent-style-name="Text_20_body" style:list-style-name="L6">
      <style:text-properties style:font-name="Times New Roman" officeooo:rsid="03135e54" officeooo:paragraph-rsid="03135e54"/>
    </style:style>
    <style:style style:name="P81" style:family="paragraph" style:parent-style-name="Text_20_body" style:list-style-name="L7">
      <style:text-properties style:font-name="Times New Roman" style:text-underline-style="none" officeooo:rsid="02c07c14" officeooo:paragraph-rsid="03135e54"/>
    </style:style>
    <style:style style:name="P82" style:family="paragraph" style:parent-style-name="Text_20_body" style:list-style-name="L8">
      <style:text-properties style:font-name="Times New Roman" officeooo:rsid="016f9575" officeooo:paragraph-rsid="030b3fb7"/>
    </style:style>
    <style:style style:name="P83" style:family="paragraph" style:parent-style-name="Text_20_body" style:list-style-name="L8">
      <style:text-properties style:font-name="Times New Roman" officeooo:rsid="016f9575" officeooo:paragraph-rsid="016f9575"/>
    </style:style>
    <style:style style:name="P84" style:family="paragraph" style:parent-style-name="Text_20_body" style:list-style-name="L8">
      <style:text-properties style:font-name="Times New Roman" officeooo:rsid="016f9575" officeooo:paragraph-rsid="032ec10b"/>
    </style:style>
    <style:style style:name="P85" style:family="paragraph" style:parent-style-name="Text_20_body" style:list-style-name="L9">
      <style:text-properties style:font-name="Times New Roman"/>
    </style:style>
    <style:style style:name="P86" style:family="paragraph" style:parent-style-name="Text_20_body" style:list-style-name="L6">
      <style:text-properties style:font-name="Times New Roman" officeooo:rsid="0347155e" officeooo:paragraph-rsid="0347155e"/>
    </style:style>
    <style:style style:name="P87" style:family="paragraph" style:parent-style-name="Text_20_body" style:list-style-name="L3">
      <style:text-properties officeooo:rsid="02d35e24" officeooo:paragraph-rsid="02d35e24"/>
    </style:style>
    <style:style style:name="P88" style:family="paragraph" style:parent-style-name="Text_20_body" style:list-style-name="L4">
      <style:text-properties fo:font-weight="normal" officeooo:rsid="02c7223e" officeooo:paragraph-rsid="02c7223e" style:font-weight-asian="normal" style:font-weight-complex="normal"/>
    </style:style>
    <style:style style:name="P89" style:family="paragraph" style:parent-style-name="Text_20_body" style:list-style-name="L9">
      <style:text-properties officeooo:rsid="016f9575" officeooo:paragraph-rsid="017e1ebe"/>
    </style:style>
    <style:style style:name="P90" style:family="paragraph" style:parent-style-name="Text_20_body" style:list-style-name="L9">
      <style:text-properties officeooo:rsid="016f9575" officeooo:paragraph-rsid="018eb969"/>
    </style:style>
    <style:style style:name="P91" style:family="paragraph" style:parent-style-name="Text_20_body" style:list-style-name="L9">
      <style:text-properties officeooo:rsid="017e1ebe" officeooo:paragraph-rsid="018eb969"/>
    </style:style>
    <style:style style:name="P92" style:family="paragraph" style:parent-style-name="Text_20_body" style:list-style-name="L9">
      <style:text-properties officeooo:rsid="01826807" officeooo:paragraph-rsid="01826807"/>
    </style:style>
    <style:style style:name="P93" style:family="paragraph" style:parent-style-name="Text_20_body" style:list-style-name="L9">
      <style:text-properties officeooo:rsid="017f737c" officeooo:paragraph-rsid="017f737c"/>
    </style:style>
    <style:style style:name="P94" style:family="paragraph" style:parent-style-name="Text_20_body" style:list-style-name="L9">
      <style:text-properties officeooo:rsid="017ff7c0" officeooo:paragraph-rsid="017ff7c0"/>
    </style:style>
    <style:style style:name="P95"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96"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97"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98"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9"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officeooo:rsid="01fa7f0f"/>
    </style:style>
    <style:style style:name="T12" style:family="text">
      <style:text-properties officeooo:rsid="01fac03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08895816" text:id="ct40889581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408895696" text:id="ct408895696">
          <text:insertion>
            <office:change-info>
              <dc:creator>Unbekannter Autor</dc:creator>
              <dc:date>2017-06-11T21:36:00</dc:date>
            </office:change-info>
          </text:insertion>
        </text:changed-region>
        <text:changed-region xml:id="ct408897256" text:id="ct40889725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408897736" text:id="ct408897736">
          <text:deletion>
            <office:change-info>
              <dc:creator>Unbekannter Autor</dc:creator>
              <dc:date>2017-06-11T21:35:00</dc:date>
            </office:change-info>
            <text:p text:style-name="Illustration"><text:line-break/>Abbildung</text:p>
          </text:deletion>
        </text:changed-region>
        <text:changed-region xml:id="ct408897616" text:id="ct408897616">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408952680" text:id="ct408952680">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408952800" text:id="ct408952800">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408319856" text:id="ct408319856">
          <text:deletion>
            <office:change-info>
              <dc:creator>Unbekannter Autor</dc:creator>
              <dc:date>2017-06-15T18:31:00</dc:date>
            </office:change-info>
            <text:p text:style-name="P1">3</text:p>
          </text:deletion>
        </text:changed-region>
        <text:changed-region xml:id="ct408319976" text:id="ct408319976">
          <text:insertion>
            <office:change-info>
              <dc:creator>Unbekannter Autor</dc:creator>
              <dc:date>2017-06-15T18:31:00</dc:date>
            </office:change-info>
          </text:insertion>
        </text:changed-region>
        <text:changed-region xml:id="ct105432144" text:id="ct105432144">
          <text:insertion>
            <office:change-info>
              <dc:creator>Unbekannter Autor</dc:creator>
              <dc:date>2017-06-15T18:31:00</dc:date>
            </office:change-info>
          </text:insertion>
        </text:changed-region>
        <text:changed-region xml:id="ct408321056" text:id="ct408321056">
          <text:deletion>
            <office:change-info>
              <dc:creator>Unbekannter Autor</dc:creator>
              <dc:date>2017-06-15T18:31:00</dc:date>
            </office:change-info>
            <text:p text:style-name="P2">3</text:p>
          </text:deletion>
        </text:changed-region>
        <text:changed-region xml:id="ct408320936" text:id="ct408320936">
          <text:insertion>
            <office:change-info>
              <dc:creator>Unbekannter Autor</dc:creator>
              <dc:date>2017-06-11T21:15:00</dc:date>
            </office:change-info>
          </text:insertion>
        </text:changed-region>
        <text:changed-region xml:id="ct408320816" text:id="ct408320816">
          <text:deletion>
            <office:change-info>
              <dc:creator>Unbekannter Autor</dc:creator>
              <dc:date>2017-06-11T21:15:00</dc:date>
            </office:change-info>
            <text:h text:style-name="Heading_20_1" text:outline-level="1"/>
            <text:h text:style-name="Heading_20_1" text:outline-level="1"/>
          </text:deletion>
        </text:changed-region>
        <text:changed-region xml:id="ct408895456" text:id="ct408895456">
          <text:insertion>
            <office:change-info>
              <dc:creator>Unbekannter Autor</dc:creator>
              <dc:date>2017-05-28T23:22:00</dc:date>
            </office:change-info>
          </text:insertion>
        </text:changed-region>
        <text:changed-region xml:id="ct408895576" text:id="ct408895576">
          <text:insertion>
            <office:change-info>
              <dc:creator>Unbekannter Autor</dc:creator>
              <dc:date>2017-06-10T13:07:00</dc:date>
            </office:change-info>
          </text:insertion>
        </text:changed-region>
        <text:changed-region xml:id="ct408896656" text:id="ct408896656">
          <text:insertion>
            <office:change-info>
              <dc:creator>Unbekannter Autor</dc:creator>
              <dc:date>2017-06-11T21:07:00</dc:date>
            </office:change-info>
          </text:insertion>
        </text:changed-region>
        <text:changed-region xml:id="ct408896896" text:id="ct408896896">
          <text:insertion>
            <office:change-info>
              <dc:creator>Unbekannter Autor</dc:creator>
              <dc:date>2017-06-11T21:08:00</dc:date>
            </office:change-info>
          </text:insertion>
        </text:changed-region>
        <text:changed-region xml:id="ct408896776" text:id="ct408896776">
          <text:insertion>
            <office:change-info>
              <dc:creator>Unbekannter Autor</dc:creator>
              <dc:date>2017-06-11T21:09:00</dc:date>
            </office:change-info>
          </text:insertion>
        </text:changed-region>
        <text:changed-region xml:id="ct408895936" text:id="ct408895936">
          <text:insertion>
            <office:change-info>
              <dc:creator>Unbekannter Autor</dc:creator>
              <dc:date>2017-06-11T21:10:00</dc:date>
            </office:change-info>
          </text:insertion>
        </text:changed-region>
        <text:changed-region xml:id="ct408897376" text:id="ct408897376">
          <text:insertion>
            <office:change-info>
              <dc:creator>Unbekannter Autor</dc:creator>
              <dc:date>2017-06-11T21:17:00</dc:date>
            </office:change-info>
          </text:insertion>
        </text:changed-region>
        <text:changed-region xml:id="ct408896296" text:id="ct408896296">
          <text:insertion>
            <office:change-info>
              <dc:creator>Unbekannter Autor</dc:creator>
              <dc:date>2017-06-12T20:44:00</dc:date>
            </office:change-info>
          </text:insertion>
        </text:changed-region>
        <text:changed-region xml:id="ct408896176" text:id="ct408896176">
          <text:insertion>
            <office:change-info>
              <dc:creator>Unbekannter Autor</dc:creator>
              <dc:date>2017-06-11T22:03:00</dc:date>
            </office:change-info>
          </text:insertion>
        </text:changed-region>
        <text:changed-region xml:id="ct408898336" text:id="ct408898336">
          <text:insertion>
            <office:change-info>
              <dc:creator>Unbekannter Autor</dc:creator>
              <dc:date>2017-06-12T20:42:00</dc:date>
            </office:change-info>
          </text:insertion>
        </text:changed-region>
        <text:changed-region xml:id="ct408898216" text:id="ct408898216">
          <text:insertion>
            <office:change-info>
              <dc:creator>Unbekannter Autor</dc:creator>
              <dc:date>2017-06-12T20:43:00</dc:date>
            </office:change-info>
          </text:insertion>
        </text:changed-region>
        <text:changed-region xml:id="ct408898096" text:id="ct408898096">
          <text:insertion>
            <office:change-info>
              <dc:creator>Unbekannter Autor</dc:creator>
              <dc:date>2017-06-12T20:44:00</dc:date>
            </office:change-info>
          </text:insertion>
        </text:changed-region>
        <text:changed-region xml:id="ct408896056" text:id="ct408896056">
          <text:insertion>
            <office:change-info>
              <dc:creator>Unbekannter Autor</dc:creator>
              <dc:date>2017-06-12T20:45:00</dc:date>
            </office:change-info>
          </text:insertion>
        </text:changed-region>
        <text:changed-region xml:id="ct408898936" text:id="ct408898936">
          <text:insertion>
            <office:change-info>
              <dc:creator>Unbekannter Autor</dc:creator>
              <dc:date>2017-06-13T18:33:00</dc:date>
            </office:change-info>
          </text:insertion>
        </text:changed-region>
        <text:changed-region xml:id="ct408898816" text:id="ct408898816">
          <text:insertion>
            <office:change-info>
              <dc:creator>Unbekannter Autor</dc:creator>
              <dc:date>2017-06-13T18:34:00</dc:date>
            </office:change-info>
          </text:insertion>
        </text:changed-region>
        <text:changed-region xml:id="ct408898696" text:id="ct408898696">
          <text:insertion>
            <office:change-info>
              <dc:creator>Unbekannter Autor</dc:creator>
              <dc:date>2017-06-13T18:35:00</dc:date>
            </office:change-info>
          </text:insertion>
        </text:changed-region>
        <text:changed-region xml:id="ct408898456" text:id="ct408898456">
          <text:insertion>
            <office:change-info>
              <dc:creator>Unbekannter Autor</dc:creator>
              <dc:date>2017-06-14T21:39:00</dc:date>
            </office:change-info>
          </text:insertion>
        </text:changed-region>
        <text:changed-region xml:id="ct408896416" text:id="ct408896416">
          <text:insertion>
            <office:change-info>
              <dc:creator>Unbekannter Autor</dc:creator>
              <dc:date>2017-06-14T21:40:00</dc:date>
            </office:change-info>
          </text:insertion>
        </text:changed-region>
        <text:changed-region xml:id="ct408899536" text:id="ct408899536">
          <text:insertion>
            <office:change-info>
              <dc:creator>Unbekannter Autor</dc:creator>
              <dc:date>2017-06-15T18:31:00</dc:date>
            </office:change-info>
          </text:insertion>
        </text:changed-region>
        <text:changed-region xml:id="ct408899416" text:id="ct408899416">
          <text:insertion>
            <office:change-info>
              <dc:creator>Unbekannter Autor</dc:creator>
              <dc:date>2017-06-15T18:32:00</dc:date>
            </office:change-info>
          </text:insertion>
        </text:changed-region>
        <text:changed-region xml:id="ct408899296" text:id="ct408899296">
          <text:insertion>
            <office:change-info>
              <dc:creator>Unbekannter Autor</dc:creator>
              <dc:date>2017-06-11T21:41:00</dc:date>
            </office:change-info>
          </text:insertion>
        </text:changed-region>
        <text:changed-region xml:id="ct408897016" text:id="ct408897016">
          <text:deletion>
            <office:change-info>
              <dc:creator>Unbekannter Autor</dc:creator>
              <dc:date>2017-05-28T23:21:00</dc:date>
            </office:change-info>
            <text:p text:style-name="Text_20_body">D</text:p>
          </text:deletion>
        </text:changed-region>
        <text:changed-region xml:id="ct408897136" text:id="ct408897136">
          <text:deletion>
            <office:change-info>
              <dc:creator>Unbekannter Autor</dc:creator>
              <dc:date>2017-04-18T21:49:00</dc:date>
            </office:change-info>
            <text:p text:style-name="Text_20_body"/>
            <text:p text:style-name="Text_20_body"/>
          </text:deletion>
        </text:changed-region>
        <text:changed-region xml:id="ct408897976" text:id="ct4088979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95_1354649448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95_1354649448111111111111111111"/></text:p>
          </text:deletion>
        </text:changed-region>
        <text:changed-region xml:id="ct408899056" text:id="ct408899056">
          <text:deletion>
            <office:change-info>
              <dc:creator>Unbekannter Autor</dc:creator>
              <dc:date>2017-04-18T21:57:00</dc:date>
            </office:change-info>
            <text:h text:style-name="Heading_20_1" text:outline-level="1"/>
            <text:h text:style-name="Heading_20_1" text:outline-level="1"/>
          </text:deletion>
        </text:changed-region>
        <text:changed-region xml:id="ct408899176" text:id="ct408899176">
          <text:deletion>
            <office:change-info>
              <dc:creator>Unbekannter Autor</dc:creator>
              <dc:date>2017-05-28T23:20:00</dc:date>
            </office:change-info>
            <text:h text:style-name="P3" text:outline-level="1"/>
            <text:list xml:id="list428876767792003754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0632054017867216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05676540596078332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381006794748800927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408896536" text:id="ct408896536">
          <text:insertion>
            <office:change-info>
              <dc:creator>Unbekannter Autor</dc:creator>
              <dc:date>2017-05-28T23:21:00</dc:date>
            </office:change-info>
          </text:insertion>
        </text:changed-region>
        <text:changed-region xml:id="ct408949800" text:id="ct408949800">
          <text:insertion>
            <office:change-info>
              <dc:creator>Unbekannter Autor</dc:creator>
              <dc:date>2017-06-11T21:36:00</dc:date>
            </office:change-info>
          </text:insertion>
        </text:changed-region>
        <text:changed-region xml:id="ct408949920" text:id="ct408949920">
          <text:deletion>
            <office:change-info>
              <dc:creator>Unbekannter Autor</dc:creator>
              <dc:date>2017-05-28T23:24:00</dc:date>
            </office:change-info>
            <text:h text:style-name="Heading_20_1" text:outline-level="1"/>
            <text:h text:style-name="Heading_20_1" text:outline-level="1"/>
          </text:deletion>
        </text:changed-region>
        <text:changed-region xml:id="ct408951120" text:id="ct408951120">
          <text:deletion>
            <office:change-info>
              <dc:creator>Unbekannter Autor</dc:creator>
              <dc:date>2017-05-28T23:24:00</dc:date>
            </office:change-info>
            <text:p text:style-name="P22"><text:span text:style-name="T7"><text:s/></text:span><text:span text:style-name="T9">oder</text:span></text:p>
          </text:deletion>
        </text:changed-region>
        <text:changed-region xml:id="ct408951000" text:id="ct408951000">
          <text:insertion>
            <office:change-info>
              <dc:creator>Unbekannter Autor</dc:creator>
              <dc:date>2017-05-28T23:24:00</dc:date>
            </office:change-info>
          </text:insertion>
        </text:changed-region>
        <text:changed-region xml:id="ct408950880" text:id="ct4089508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27">Neue Features in UliCMS <text:span text:style-name="T11">2017.</text:span><text:change text:change-id="ct408319856"/><text:change-start text:change-id="ct408319976"/><text:span text:style-name="T11">4</text:span><text:change-end text:change-id="ct40831997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4"/>
      <text:p text:style-name="P54"/>
      <text:p text:style-name="P55"><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467_918909501" text:style-name="Index_20_Link" text:visited-style-name="Index_20_Link">Über dieses Dokument<text:tab/>1</text:a></text:p>
          <text:p text:style-name="P57"><text:a xlink:type="simple" xlink:href="#__RefHeading___Toc481_1318882124" text:style-name="Index_20_Link" text:visited-style-name="Index_20_Link">Zielgruppe<text:tab/>1</text:a></text:p>
          <text:p text:style-name="P56"><text:a xlink:type="simple" xlink:href="#__RefHeading___Toc447_1318882124" text:style-name="Index_20_Link" text:visited-style-name="Index_20_Link">Was ist UliCMS?<text:tab/>1</text:a></text:p>
          <text:p text:style-name="P56"><text:a xlink:type="simple" xlink:href="#__RefHeading___Toc3344_1558993862" text:style-name="Index_20_Link" text:visited-style-name="Index_20_Link">Zusammenfassung der Änderungen<text:tab/>1</text:a></text:p>
          <text:p text:style-name="P57"><text:a xlink:type="simple" xlink:href="#__RefHeading___Toc552_1489461170" text:style-name="Index_20_Link" text:visited-style-name="Index_20_Link">Neue Features<text:tab/>1</text:a></text:p>
          <text:p text:style-name="P57"><text:a xlink:type="simple" xlink:href="#__RefHeading___Toc3346_1558993862" text:style-name="Index_20_Link" text:visited-style-name="Index_20_Link">Neue API-Funktionen<text:tab/>2</text:a></text:p>
          <text:p text:style-name="P57"><text:a xlink:type="simple" xlink:href="#__RefHeading___Toc3187_430968166" text:style-name="Index_20_Link" text:visited-style-name="Index_20_Link">Sonstige Änderungen<text:tab/>3</text:a></text:p>
          <text:p text:style-name="P56"><text:a xlink:type="simple" xlink:href="#__RefHeading___Toc1116_1558993862" text:style-name="Index_20_Link" text:visited-style-name="Index_20_Link">Detailbeschreibung der neuen Features<text:tab/>3</text:a></text:p>
          <text:p text:style-name="P57"><text:a xlink:type="simple" xlink:href="#__RefHeading___Toc940_1558993862" text:style-name="Index_20_Link" text:visited-style-name="Index_20_Link">Gruppen können nun Sprachen zugeordnet bekommen<text:tab/>3</text:a></text:p>
          <text:p text:style-name="P57"><text:a xlink:type="simple" xlink:href="#__RefHeading___Toc4472_1558993862" text:style-name="Index_20_Link" text:visited-style-name="Index_20_Link">Neuer Inhaltstyp "Snippet"<text:tab/>4</text:a></text:p>
          <text:p text:style-name="P57"><text:a xlink:type="simple" xlink:href="#__RefHeading___Toc5900_1558993862" text:style-name="Index_20_Link" text:visited-style-name="Index_20_Link">Zulässige Tags können nun beschränkt werden<text:tab/>4</text:a></text:p>
          <text:p text:style-name="P57"><text:a xlink:type="simple" xlink:href="#__RefHeading___Toc6308_1558993862" text:style-name="Index_20_Link" text:visited-style-name="Index_20_Link">Hinweis wenn Mobile_Detect nicht installiert ist.<text:tab/>5</text:a></text:p>
          <text:p text:style-name="P57"><text:a xlink:type="simple" xlink:href="#__RefHeading___Toc6982_1558993862" text:style-name="Index_20_Link" text:visited-style-name="Index_20_Link">Benutzer können nach Gruppe gefiltert werden<text:tab/>5</text:a></text:p>
          <text:p text:style-name="P57"><text:a xlink:type="simple" xlink:href="#__RefHeading___Toc3577_375623537" text:style-name="Index_20_Link" text:visited-style-name="Index_20_Link">Es kann nun eine Standardsprache je Benutzer ausgewählt werden<text:tab/>6</text:a></text:p>
          <text:p text:style-name="P57"><text:a xlink:type="simple" xlink:href="#__RefHeading___Toc2191_1354649448" text:style-name="Index_20_Link" text:visited-style-name="Index_20_Link">main_class Direktive wird nun ausgewertet<text:tab/>6</text:a></text:p>
          <text:p text:style-name="P57"><text:a xlink:type="simple" xlink:href="#__RefHeading___Toc2193_1354649448" text:style-name="Index_20_Link" text:visited-style-name="Index_20_Link">settings können nun über die metadata.json eines Moduls initialisiert werden<text:tab/>7</text:a></text:p>
          <text:p text:style-name="P57"><text:a xlink:type="simple" xlink:href="#__RefHeading___Toc1839_55400115" text:style-name="Index_20_Link" text:visited-style-name="Index_20_Link">Model Klasse für 'Language' hinzugefügt<text:tab/>7</text:a></text:p>
          <text:p text:style-name="P56"><text:a xlink:type="simple" xlink:href="#__RefHeading___Toc1841_55400115" text:style-name="Index_20_Link" text:visited-style-name="Index_20_Link">Durchführung der Installation<text:tab/>8</text:a></text:p>
          <text:p text:style-name="P56"><text:a xlink:type="simple" xlink:href="#__RefHeading___Toc6932_1558993862" text:style-name="Index_20_Link" text:visited-style-name="Index_20_Link">Durchführung eines Upgrades<text:tab/>8</text:a></text:p>
          <text:p text:style-name="P56"><text:a xlink:type="simple" xlink:href="#__RefHeading___Toc734_1061336504" text:style-name="Index_20_Link" text:visited-style-name="Index_20_Link">Benötigen Sie Hilfe?<text:tab/>10</text:a></text:p>
          <text:p text:style-name="P56"><text:a xlink:type="simple" xlink:href="#__RefHeading___Toc978_1474200080" text:style-name="Index_20_Link" text:visited-style-name="Index_20_Link">Abbildungsverzeichnis<text:tab/>10</text:a></text:p>
        </text:index-body>
      </text:table-of-content>
      <text:p text:style-name="P39"/>
      <text:h text:style-name="P66" text:outline-level="1"><text:bookmark-start text:name="__RefHeading___Toc467_918909501"/>Über dieses Dokument<text:bookmark-end text:name="__RefHeading___Toc467_918909501"/></text:h>
      <text:p text:style-name="P26">Dieses Dokument beschreibt die neuen Features in UliCMS <text:span text:style-name="T12">2017.</text:span><text:change-start text:change-id="ct105432144"/><text:span text:style-name="T12">4</text:span><text:change-end text:change-id="ct105432144"/><text:change text:change-id="ct408321056"/><text:span text:style-name="T12">.</text:span></text:p>
      <text:h text:style-name="P71"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change-start text:change-id="ct408320936"/></text:p>
      <text:h text:style-name="Heading_20_1" text:outline-level="1"><text:bookmark-start text:name="__RefHeading___Toc3344_1558993862"/><text:change-end text:change-id="ct408320936"/><text:change text:change-id="ct408320816"/>Zusammenfassung der Änderungen<text:bookmark-end text:name="__RefHeading___Toc3344_1558993862"/></text:h>
      <text:h text:style-name="P69" text:outline-level="2"><text:bookmark-start text:name="__RefHeading___Toc552_1489461170"/>Neue Features<text:bookmark-end text:name="__RefHeading___Toc552_1489461170"/><text:change-start text:change-id="ct408895456"/></text:h>
      <text:list xml:id="list5582257425599415585" text:style-name="L5">
        <text:list-item>
          <text:p text:style-name="P79">Gruppen können nun Sprachen zugeordnet bekommen</text:p>
        </text:list-item>
      </text:list>
      <text:list xml:id="list4009304788844691519" text:style-name="L6">
        <text:list-item>
          <text:p text:style-name="P80">Neuer Inhaltstyp "Snippet"</text:p>
        </text:list-item>
        <text:list-item>
          <text:p text:style-name="P80">Zulässige Tags können nun beschränkt werden</text:p>
        </text:list-item>
        <text:list-item>
          <text:p text:style-name="P80">Es wird nun ein Hinweis angezeigt, wenn man ein "Design für Mobilgeräte" festlegt und Mobile_Detect nicht installiert ist.</text:p>
        </text:list-item>
        <text:list-item>
          <text:p text:style-name="P80">Benutzer können nach Gruppe gefiltert werden</text:p>
        </text:list-item>
        <text:list-item>
          <text:p text:style-name="P80">Es kann nun eine Standardsprache je Benutzer ausgewählt werden.</text:p>
        </text:list-item>
        <text:list-item>
          <text:p text:style-name="P80">main_class Direktive wird nun ausgewertet. Methoden (render, admin, Hooks, Filter) in der main_class werden automatisch aufgerufen.</text:p>
        </text:list-item>
        <text:list-item>
          <text:p text:style-name="P80">settings können nun über die metadata.json eines Moduls initialisiert werden</text:p>
        </text:list-item>
        <text:list-item>
          <text:p text:style-name="P80">Model Klasse für 'Language' hinzugefügt</text:p>
        </text:list-item>
        <text:list-item>
          <text:p text:style-name="P86">Model Klasse für 'Category' hinzugefügt</text:p>
        </text:list-item>
        <text:list-item>
          <text:p text:style-name="P80">Bei fehlenden Sprachdateien erfolgt ein Fallback auf Englisch</text:p>
        </text:list-item>
        <text:list-item>
          <text:p text:style-name="P95">Geringe Performance Verbesserungen</text:p>
        </text:list-item>
        <text:list-item>
          <text:p text:style-name="P96">Attribut $newWindow zu MenuEntry hinzugefügt</text:p>
        </text:list-item>
      </text:list>
      <text:h text:style-name="P17" text:outline-level="2"><text:bookmark-start text:name="__RefHeading___Toc3346_1558993862"/>Neue API-Funktionen<text:bookmark-end text:name="__RefHeading___Toc3346_1558993862"/></text:h>
      <text:list xml:id="list64802479016162" text:continue-numbering="true" text:style-name="L6">
        <text:list-item>
          <text:list>
            <text:list-item>
              <text:p text:style-name="P97">Request::getMethod()</text:p>
            </text:list-item>
            <text:list-item>
              <text:p text:style-name="P97">Request::isGet()</text:p>
            </text:list-item>
            <text:list-item>
              <text:p text:style-name="P97">Request::isPost()</text:p>
            </text:list-item>
            <text:list-item>
              <text:p text:style-name="P97">Request::isHead()</text:p>
            </text:list-item>
            <text:list-item>
              <text:p text:style-name="P97">Request::hasVar()</text:p>
            </text:list-item>
            <text:list-item>
              <text:p text:style-name="P97">ModuleHelper::buildModuleRessourcePath($module, $path)</text:p>
            </text:list-item>
            <text:list-item>
              <text:p text:style-name="P97">CustomData::getCustomDataOrSetting($name)</text:p>
            </text:list-item>
            <text:list-item>
              <text:p text:style-name="P97">ModuleHelper::underscoreToCamel($str)</text:p>
            </text:list-item>
            <text:list-item>
              <text:p text:style-name="P97">get_secure_translation()</text:p>
            </text:list-item>
            <text:list-item>
              <text:p text:style-name="P97">secure_translation()</text:p>
            </text:list-item>
            <text:list-item>
              <text:p text:style-name="P97">secure_translate()</text:p>
            </text:list-item>
            <text:list-item>
              <text:p text:style-name="P97">ArrayHelper::insertBefore($input, $index, $element)</text:p>
            </text:list-item>
            <text:list-item>
              <text:p text:style-name="P97">ArrayHelper::insertAfter($input, $index, $element)</text:p>
            </text:list-item>
            <text:list-item>
              <text:p text:style-name="P97">faster_in_array()</text:p>
            </text:list-item>
            <text:list-item>
              <text:p text:style-name="P98">Page→getEmbeddedModules()</text:p>
            </text:list-item>
            <text:list-item>
              <text:p text:style-name="P99">Template::doctype()</text:p>
            </text:list-item>
            <text:list-item>
              <text:p text:style-name="P99">Template::getDoctype()</text:p>
            </text:list-item>
            <text:list-item>
              <text:p text:style-name="P99">Template::ogHTMLPrefix()</text:p>
            </text:list-item>
            <text:list-item>
              <text:p text:style-name="P99">Template::getOgHTMLPrefix()</text:p>
            </text:list-item>
          </text:list>
        </text:list-item>
      </text:list>
      <text:h text:style-name="P70" text:outline-level="2"/>
      <text:h text:style-name="P17" text:outline-level="2"><text:bookmark-start text:name="__RefHeading___Toc3187_430968166"/><text:span text:style-name="T23">S</text:span><text:span text:style-name="T7">onstige Änderungen</text:span><text:bookmark-end text:name="__RefHeading___Toc3187_430968166"/></text:h>
      <text:list xml:id="list8072857884666907864" text:style-name="L7">
        <text:list-item>
          <text:p text:style-name="P81"><text:change-end text:change-id="ct408895456"/><text:change-start text:change-id="ct408895576"/>Nach dem Erstellen einer Seite wird nun auf die Bearbeiten-Ansicht statt auf die Listenansicht weitergeleitet</text:p>
        </text:list-item>
        <text:list-item>
          <text:p text:style-name="P81">Die Funktionen Template::executeModuleTemplate() und Template::executeDefaultOrOwnTemplate() akzeptieren nun auch Templatenamen mit Dateiendung</text:p>
        </text:list-item>
        <text:list-item>
          <text:p text:style-name="P81">Funktion getCurrentLanguage() - Der Parameter $current ist nun per Default false</text:p>
        </text:list-item>
        <text:list-item>
          <text:p text:style-name="P81">getCurrentURL() fügt nun nicht mehr den Port an die Domain bei https://</text:p>
        </text:list-item>
        <text:list-item>
          <text:p text:style-name="P81">Auf Fehlerseiten wird der "Bearbeiten" Button nicht mehr angezeigt</text:p>
        </text:list-item>
        <text:list-item>
          <text:p text:style-name="P81">Bugfix: Ein Fehler bei dem ein Menüpunkt im Backend fälschlicherweise nicht angezeigt wurde behoben.</text:p>
        </text:list-item>
        <text:list-item>
          <text:p text:style-name="P81">Bugfix: Das Feld "Modul" wird nun beim Klonen einer Seite korrekt ausgefüllt.<text:change-end text:change-id="ct408895576"/><text:change-start text:change-id="ct408896656"/></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408896656"/><text:change-start text:change-id="ct408896896"/></text:h>
      <text:p text:style-name="P43">Es ist nun möglich einer Benutzergruppe Sprachen zu zuweisen.<text:change-end text:change-id="ct408896896"/><text:change-start text:change-id="ct408896776"/></text:p>
      <text:p text:style-name="P43">Es wurden Checkboxen für jede Sprache in der Gruppenverwaltung hinzugefügt.<text:line-break/>Wenn keine Checkboxen gesetzt sind, findet keine Eingeschränk<text:change-end text:change-id="ct408896776"/><text:change-start text:change-id="ct408895936"/>ung Staat. Wenn eine oder mehrere Checkboxen gesetzt sind, können alle Benutzer in einer Gruppe nur Inhalte in den gewählten Sprachen bearbeiten.</text:p>
      <text:p text:style-name="P43"><draw:frame draw:style-name="fr3" draw:name="Rahmen4" text:anchor-type="paragraph" svg:width="2.884cm" draw:z-index="14"><draw:text-box fo:min-height="2.699cm"><text:p text:style-name="Illustration"><draw:frame draw:style-name="fr4" draw:name="Rahmen11" text:anchor-type="paragraph" svg:x="-7.011cm" svg:y="0.132cm" svg:width="2.884cm" style:rel-width="100%" svg:height="2.699cm" style:rel-height="scale-min" draw:z-index="22"><draw:text-box><text:p text:style-name="Illustration"><draw:frame draw:style-name="fr2" draw:name="Bild6" text:anchor-type="as-char" svg:width="2.884cm" style:rel-width="100%" svg:height="2.699cm" style:rel-height="scale" draw:z-index="26"><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408895696"/><text:span text:style-name="T32">S</text:span><text:change-end text:change-id="ct408895696"/>prachenauswahl in der Gruppe</text:p></draw:text-box></draw:frame><text:line-break/><text:change text:change-id="ct408895816"/></text:p></draw:text-box></draw:frame><text:change-end text:change-id="ct408895936"/><text:change-start text:change-id="ct408897376"/></text:p>
      <text:p text:style-name="P43"/>
      <text:p text:style-name="P43"/>
      <text:p text:style-name="P43"/>
      <text:p text:style-name="P43"/>
      <text:p text:style-name="P43"/>
      <text:p text:style-name="P43"/>
      <text:h text:style-name="P17" text:outline-level="2"><text:bookmark-start text:name="__RefHeading___Toc4472_1558993862"/>Neuer Inhaltstyp "Snippet"<text:bookmark-end text:name="__RefHeading___Toc4472_1558993862"/></text:h>
      <text:p text:style-name="P45">Der Inhaltstyp „Snippet“ bzw. „Schnippsel“ wurde hinzugefügt.</text:p>
      <text:p text:style-name="P45">Ein „Snippet“ ist ein Text, der über einen Shortcode in andere Inhalte eingefügt werden kann.<text:line-break/>Snippets sind nicht direkt verlinkbar.</text:p>
      <text:p text:style-name="P45"/>
      <text:p text:style-name="P45"><draw:frame draw:style-name="fr3" draw:name="Rahmen5" text:anchor-type="paragraph" svg:width="6.668cm" draw:z-index="15"><draw:text-box fo:min-height="3.44cm"><text:p text:style-name="Illustration"><draw:frame draw:style-name="fr4" draw:name="Rahmen9" text:anchor-type="paragraph" svg:x="-4.974cm" svg:y="-0.132cm" svg:width="6.668cm" style:rel-width="100%" svg:height="3.44cm" style:rel-height="scale-min" draw:z-index="23"><draw:text-box><text:p text:style-name="Illustration"><draw:frame draw:style-name="fr2" draw:name="Bild7" text:anchor-type="as-char" svg:width="6.668cm" style:rel-width="100%" svg:height="3.44cm" style:rel-height="scale" draw:z-index="27"><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408897256"/></text:p></draw:text-box></draw:frame></text:p>
      <text:p text:style-name="P45"/>
      <text:p text:style-name="P45"/>
      <text:p text:style-name="P45"/>
      <text:p text:style-name="P45"/>
      <text:p text:style-name="P45"/>
      <text:h text:style-name="P73" text:outline-level="2"><text:bookmark-start text:name="__RefHeading___Toc5900_1558993862"/>Zulässige Tags können nun beschränkt werden<text:bookmark-end text:name="__RefHeading___Toc5900_1558993862"/></text:h>
      <text:p text:style-name="P46">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6"><draw:text-box fo:min-height="2.725cm"><text:p text:style-name="Illustration"><draw:frame draw:style-name="fr4" draw:name="Rahmen10" text:anchor-type="paragraph" svg:x="-0.926cm" svg:y="0.212cm" svg:width="15.293cm" style:rel-width="100%" svg:height="2.725cm" style:rel-height="scale-min" draw:z-index="24"><draw:text-box><text:p text:style-name="Illustration"><draw:frame draw:style-name="fr2" draw:name="Bild11" text:anchor-type="as-char" svg:width="15.293cm" style:rel-width="100%" svg:height="2.725cm" style:rel-height="scale" draw:z-index="33"><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408897736"/> <text:change text:change-id="ct408897616"/></text:p></draw:text-box></draw:frame></text:p>
      <text:p text:style-name="Text_20_body"/>
      <text:p text:style-name="Text_20_body"/>
      <text:p text:style-name="Text_20_body"/>
      <text:p text:style-name="P36"/>
      <text:p text:style-name="P47"><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47"/>
      <text:h text:style-name="P72" text:outline-level="2"/>
      <text:h text:style-name="P17" text:outline-level="2"><text:bookmark-start text:name="__RefHeading___Toc6308_1558993862"/>Hinweis wenn Mobile_Detect nicht installiert ist.<text:bookmark-end text:name="__RefHeading___Toc6308_1558993862"/></text:h>
      <text:p text:style-name="P30">Es wird nun ein Hinweis angezeigt, wenn man ein "Design für Mobilgeräte" festlegt und Mobile_Detect nicht installiert ist.</text:p>
      <text:p text:style-name="P30"><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8"><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8">In der Benutzerverwaltung wurde eine Dropdownliste zum Filtern der Benutzerliste nach Gruppen hinzugefügt.</text:p>
      <text:p text:style-name="P48"><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9"><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9">Außerdem wurde in der Gruppenverwaltung ein Icon, welches auf die gefilterte Benutzerliste verlinkt, hinzugefügt.</text:p>
      <text:p text:style-name="P49"><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30"><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72" text:outline-level="2"><text:change-end text:change-id="ct408897376"/><text:change-start text:change-id="ct408896296"/></text:h>
      <text:h text:style-name="P17" text:outline-level="2"><text:bookmark-start text:name="__RefHeading___Toc3577_375623537"/><text:change-end text:change-id="ct408896296"/><text:change-start text:change-id="ct408896176"/>Es kann nun eine Standardsprache je Benutzer ausgewählt werden<text:bookmark-end text:name="__RefHeading___Toc3577_375623537"/></text:h>
      <text:p text:style-name="P50"><text:change-end text:change-id="ct408896176"/><text:change-start text:change-id="ct408898336"/>Es kann nun eine Standarsprache je Benutzer festgelegt werden. Zum Loginformular wurde dir vorausgewählte Option <text:change-end text:change-id="ct408898336"/><text:change-start text:change-id="ct408898216"/>„[Standard]“ hinzugefügt. Sofern nicht anders ausgewählt, wird die eingestellte Sprache des Benutzers geladen. Wenn der Benutzer keine Sprache ge<text:change-end text:change-id="ct408898216"/><text:change-start text:change-id="ct408898096"/>setzt hat, und beim Login keine Sprache auswählt, wird die in der Einstellung system_language konfigurierte Sprache verwendet.<text:change-end text:change-id="ct408898096"/><text:change-start text:change-id="ct408896056"/></text:p>
      <text:p text:style-name="P50"><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31"><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50"><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32"><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408896056"/><text:change-start text:change-id="ct408898936"/></text:p>
      <text:h text:style-name="Heading_20_2" text:outline-level="2"><text:bookmark-start text:name="__RefHeading___Toc2191_1354649448"/>main_class Direktive wird nun ausgewertet<text:bookmark-end text:name="__RefHeading___Toc2191_1354649448"/></text:h>
      <text:p text:style-name="P51">Sofern definiert, wird die main_class Direktive in der Datei „metadata.json“ nun ausgewertet.<text:line-break/>Dabei wird ein Controller als main_class angegeben, der alle Filter, Hooks und honstige Modulfunktionen<text:change-end text:change-id="ct408898936"/><text:change-start text:change-id="ct408898816"/> enthält.<text:line-break/>Funktionsnamen werden dabei in Camel-Case statt mit Understrichen angegeben, aus before_content wird z.B. beforeContent().<text:change-end text:change-id="ct408898816"/><text:change-start text:change-id="ct40889869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72" text:outline-level="2"><text:change-end text:change-id="ct408898696"/><text:change-start text:change-id="ct408898456"/></text:h>
      <text:h text:style-name="P17" text:outline-level="2"><text:bookmark-start text:name="__RefHeading___Toc2193_1354649448"/>settings können nun über die metadata.json eines Moduls initialisiert werden<text:bookmark-end text:name="__RefHeading___Toc2193_1354649448"/></text:h>
      <text:p text:style-name="P52">Es ist nun möglich Einstellungen mit Standardwerten in der metadata.json eines Moduls bekannt zu machen. Beim Leeren des Caches wird die „settings“ Direktive ausgewe<text:change-end text:change-id="ct408898456"/><text:change-start text:change-id="ct40889641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408896416"/><text:change-start text:change-id="ct408899536"/></text:p>
      <text:h text:style-name="Heading_20_2" text:outline-level="2"><text:bookmark-start text:name="__RefHeading___Toc1839_55400115"/>Model Klasse für 'Language' hinzugefügt<text:bookmark-end text:name="__RefHeading___Toc1839_55400115"/></text:h>
      <text:p text:style-name="P53">Es wurde eine Klasse Model für die Datenbanktabelle „languages“<text:change-end text:change-id="ct408899536"/><text:change-start text:change-id="ct408899416"/> hinzugefügt.</text:p>
      <text:p text:style-name="P53"><text:change-end text:change-id="ct408899416"/><text:change-start text:change-id="ct408899296"/></text:p>
      <text:h text:style-name="P3" text:outline-level="1"><text:bookmark-start text:name="__RefHeading___Toc1841_55400115"/><text:change-end text:change-id="ct408899296"/><text:change text:change-id="ct408897016"/><text:change text:change-id="ct408897136"/><text:change text:change-id="ct408897976"/><text:change text:change-id="ct408899056"/><text:change text:change-id="ct408899176"/><text:change-start text:change-id="ct408896536"/><text:span text:style-name="T30">D</text:span><text:change-end text:change-id="ct408896536"/>urchführung der Installation<text:bookmark-end text:name="__RefHeading___Toc1841_55400115"/></text:h>
      <text:list xml:id="list672389420489291616" text:style-name="L8">
        <text:list-item>
          <text:p text:style-name="P82"><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83">Wenn Sie UliCMS in de<text:span text:style-name="T28">m</text:span> Hauptordner hochgeladen haben, rufen Sie [www.ihredomain.de]/installer im Browser auf.</text:p>
        </text:list-item>
        <text:list-item>
          <text:p text:style-name="P83">Wenn Sie UliCMS in eine<text:span text:style-name="T28">m</text:span> Unterordner hochgeladen haben, rufen Sie [www.ihredomain.de]/[ihr-unterordner]/installer im Browser auf.<text:line-break/>Die eckigen Klammern sind Platzhalter.</text:p>
        </text:list-item>
        <text:list-item>
          <text:p text:style-name="P83">Folgen Sie den Anweisungen des Installationsassistenten.</text:p>
        </text:list-item>
        <text:list-item>
          <text:p text:style-name="P84"><text:bookmark-start text:name="__RefHeading__616_716240178"/>Löschen Sie nach erfolgreichen Abschluss der Installation den Ordner „installer“ vom Server.<text:bookmark-end text:name="__RefHeading__616_716240178"/><text:change-start text:change-id="ct408949800"/></text:p>
        </text:list-item>
      </text:list>
      <text:h text:style-name="Heading_20_1" text:outline-level="1"><text:bookmark-start text:name="__RefHeading___Toc6932_1558993862"/><text:change-end text:change-id="ct408949800"/><text:change text:change-id="ct408949920"/>Durchführung eines Upgrades<text:bookmark-end text:name="__RefHeading___Toc6932_1558993862"/></text:h>
      <text:p text:style-name="P22"><text:span text:style-name="T7">Ein Upgrade kann nur von UliCMS 2017.1</text:span><text:change text:change-id="ct408951120"/><text:change-start text:change-id="ct408951000"/><text:span text:style-name="T7">,</text:span><text:change-end text:change-id="ct408951000"/><text:span text:style-name="T9"> UliCMS 2017.2</text:span><text:span text:style-name="T7"> </text:span><text:change-start text:change-id="ct408950880"/><text:span text:style-name="T25">oder UliCMS 2017.3 </text:span><text:change-end text:change-id="ct408950880"/><text:span text:style-name="T7">auf UliCMS 2017.</text:span><text:span text:style-name="T9">3</text:span><text:span text:style-name="T7">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9">3</text:span><text:span text:style-name="T21">.</text:span></text:p>
      <text:list xml:id="list1505096718496367793" text:style-name="L9">
        <text:list-item>
          <text:p text:style-name="P85">Entpacken Sie das heruntergeladene Upgrade-Paket.</text:p>
        </text:list-item>
        <text:list-item>
          <text:p text:style-name="P8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64803239229877" text:continue-numbering="true" text:style-name="L9">
        <text:list-item>
          <text:p text:style-name="P89"><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25"><draw:image xlink:href="Pictures/100002010000013D0000017980A4DBF7064F7A26.png" xlink:type="simple" xlink:show="embed" xlink:actuate="onLoad"/></draw:frame><text:change text:change-id="ct408952680"/><text:change text:change-id="ct408952800"/> Abbildung <text:sequence text:ref-name="refIllustration17" text:name="Illustration" text:formula="ooow:Illustration+1" style:num-format="1">9</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90">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91">Loggen Sie sich nun in das CMS ein, prüfen Sie, ob eine Paketquelle für diese Version von UliCMS ausgewählt ist.</text:p>
        </text:list-item>
        <text:list-item>
          <text:p text:style-name="P92">Falls Patches für UliCMS verfügbar sind, installieren Sie diese.</text:p>
        </text:list-item>
        <text:list-item>
          <text:p text:style-name="P93">Leeren Sie den Cache des CMS.</text:p>
        </text:list-item>
        <text:list-item>
          <text:p text:style-name="P94">Rufen Sie „Pakete“ auf, und merken Sie sich alle Pakete, deren Versionsnummer rot markiert ist. Installieren Sie die neuen Versionen dieser Pakete.</text:p>
        </text:list-item>
        <text:list-item>
          <text:p text:style-name="P94">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41"><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text:s/>Abbildung 1: Sprachenauswahl in der Gruppe<text:tab/>3</text:p>
          <text:p text:style-name="P58"><text:s/>Abbildung 2: Schnipsel Code<text:tab/>4</text:p>
          <text:p text:style-name="P58"><text:s/>Abbildung 3: Textfeld zur Filterung von HTML-Tags<text:tab/>4</text:p>
          <text:p text:style-name="P58"><text:s/>Abbildung 4: Hinweis auf fehlendes Mobile_Detect Modul<text:tab/>5</text:p>
          <text:p text:style-name="P58"><text:s/>Abbildung 5: Gruppenfilter<text:tab/>5</text:p>
          <text:p text:style-name="P58"><text:s/>Abbildung 6: Icon mit Link zur Gruppe<text:tab/>5</text:p>
          <text:p text:style-name="P58"><text:s/>Abbildung 7: Auswahl für Standardsprache<text:tab/>6</text:p>
          <text:p text:style-name="P58"><text:s/>Abbildung 8: Sprachauswahl beim Login<text:tab/>6</text:p>
          <text:p text:style-name="P58"><text:s/>Abbildung 9: Abbildung, setzen der Datei-Berechtigungen auf dem FTP-Server<text:tab/>9</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6T06:48:00.496999877">16.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1M9S</meta:editing-duration>
    <meta:editing-cycles>795</meta:editing-cycles>
    <meta:generator>LibreOffice/5.2.7.2$Windows_x86 LibreOffice_project/2b7f1e640c46ceb28adf43ee075a6e8b8439ed10</meta:generator>
    <dc:date>2017-06-16T06:48:00.075000000</dc:date>
    <meta:document-statistic meta:table-count="0" meta:image-count="16" meta:object-count="0" meta:page-count="12" meta:paragraph-count="144" meta:word-count="1327" meta:character-count="10439" meta:non-whitespace-character-count="9276"/>
  </office:meta>
</office:document-meta>
</file>